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4.528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3.194cm"/>
    </style:style>
    <style:style style:name="co12" style:family="table-column">
      <style:table-column-properties fo:break-before="auto" style:column-width="3.739cm"/>
    </style:style>
    <style:style style:name="co13" style:family="table-column">
      <style:table-column-properties fo:break-before="auto" style:column-width="2.623cm"/>
    </style:style>
    <style:style style:name="co14" style:family="table-column">
      <style:table-column-properties fo:break-before="auto" style:column-width="2.949cm"/>
    </style:style>
    <style:style style:name="co15" style:family="table-column">
      <style:table-column-properties fo:break-before="auto" style:column-width="1.31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ff3333" fo:font-weight="bold" style:font-weight-asian="bold" style:font-weight-complex="bold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color="#0000ff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80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commuteT_TtoSleep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veryLittle</text:p>
          </table:table-cell>
          <table:table-cell office:value-type="string">
            <text:p>little</text:p>
          </table:table-cell>
          <table:table-cell office:value-type="string">
            <text:p>average</text:p>
          </table:table-cell>
          <table:table-cell office:value-type="string">
            <text:p>more</text:p>
          </table:table-cell>
          <table:table-cell office:value-type="string">
            <text:p>lots</text:p>
          </table:table-cell>
        </table:table-row>
        <table:table-row table:style-name="ro1">
          <table:table-cell office:value-type="string">
            <text:p>very short</text:p>
          </table:table-cell>
          <table:table-cell office:value-type="string">
            <text:p>lessNormal</text:p>
          </table:table-cell>
          <table:table-cell office:value-type="string">
            <text:p>normal</text:p>
          </table:table-cell>
          <table:table-cell table:style-name="ce2" office:value-type="string">
            <text:p>moreNormal</text:p>
          </table:table-cell>
          <table:table-cell table:number-columns-repeated="2" table:style-name="ce1" office:value-type="string">
            <text:p>lots</text:p>
          </table:table-cell>
        </table:table-row>
        <table:table-row table:style-name="ro1">
          <table:table-cell office:value-type="string">
            <text:p>short</text:p>
          </table:table-cell>
          <table:table-cell office:value-type="string">
            <text:p>little</text:p>
          </table:table-cell>
          <table:table-cell office:value-type="string">
            <text:p>normal</text:p>
          </table:table-cell>
          <table:table-cell office:value-type="string">
            <text:p>moreNormal</text:p>
          </table:table-cell>
          <table:table-cell table:number-columns-repeated="2" table:style-name="ce1" office:value-type="string">
            <text:p>lots</text:p>
          </table:table-cell>
        </table:table-row>
        <table:table-row table:style-name="ro1">
          <table:table-cell office:value-type="string">
            <text:p>average</text:p>
          </table:table-cell>
          <table:table-cell table:style-name="ce1" office:value-type="string">
            <text:p>veryLittle</text:p>
          </table:table-cell>
          <table:table-cell office:value-type="string">
            <text:p>lessNormal</text:p>
          </table:table-cell>
          <table:table-cell office:value-type="string">
            <text:p>normal</text:p>
          </table:table-cell>
          <table:table-cell office:value-type="string">
            <text:p>moreNormal</text:p>
          </table:table-cell>
          <table:table-cell table:style-name="ce1" office:value-type="string">
            <text:p>lots</text:p>
          </table:table-cell>
        </table:table-row>
        <table:table-row table:style-name="ro1">
          <table:table-cell office:value-type="string">
            <text:p>long</text:p>
          </table:table-cell>
          <table:table-cell table:style-name="ce1" office:value-type="string">
            <text:p>veryLittle</text:p>
          </table:table-cell>
          <table:table-cell office:value-type="string">
            <text:p>little</text:p>
          </table:table-cell>
          <table:table-cell office:value-type="string">
            <text:p>lessNormal</text:p>
          </table:table-cell>
          <table:table-cell office:value-type="string">
            <text:p>normal</text:p>
          </table:table-cell>
          <table:table-cell office:value-type="string">
            <text:p>morenormal</text:p>
          </table:table-cell>
        </table:table-row>
        <table:table-row table:style-name="ro1">
          <table:table-cell office:value-type="string">
            <text:p>very long</text:p>
          </table:table-cell>
          <table:table-cell table:number-columns-repeated="2" table:style-name="ce1" office:value-type="string">
            <text:p>veryLittle</text:p>
          </table:table-cell>
          <table:table-cell office:value-type="string">
            <text:p>little</text:p>
          </table:table-cell>
          <table:table-cell office:value-type="string">
            <text:p>lessNormal</text:p>
          </table:table-cell>
          <table:table-cell office:value-type="string">
            <text:p>normal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aseSleep_TtoSleep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veryLittle</text:p>
          </table:table-cell>
          <table:table-cell office:value-type="string">
            <text:p>little</text:p>
          </table:table-cell>
          <table:table-cell office:value-type="string">
            <text:p>average</text:p>
          </table:table-cell>
          <table:table-cell office:value-type="string">
            <text:p>more</text:p>
          </table:table-cell>
          <table:table-cell office:value-type="string">
            <text:p>lots</text:p>
          </table:table-cell>
        </table:table-row>
        <table:table-row table:style-name="ro1">
          <table:table-cell office:value-type="string">
            <text:p>hard</text:p>
          </table:table-cell>
          <table:table-cell table:number-columns-repeated="2" office:value-type="string">
            <text:p>veryLittle</text:p>
          </table:table-cell>
          <table:table-cell office:value-type="string">
            <text:p>little</text:p>
          </table:table-cell>
          <table:table-cell office:value-type="string">
            <text:p>lessNormal</text:p>
          </table:table-cell>
          <table:table-cell office:value-type="string">
            <text:p>Normal</text:p>
          </table:table-cell>
        </table:table-row>
        <table:table-row table:style-name="ro1">
          <table:table-cell office:value-type="string">
            <text:p>normal</text:p>
          </table:table-cell>
          <table:table-cell office:value-type="string">
            <text:p>little</text:p>
          </table:table-cell>
          <table:table-cell office:value-type="string">
            <text:p>lessNormal</text:p>
          </table:table-cell>
          <table:table-cell office:value-type="string">
            <text:p>Normal</text:p>
          </table:table-cell>
          <table:table-cell office:value-type="string">
            <text:p>moreNormal</text:p>
          </table:table-cell>
          <table:table-cell office:value-type="string">
            <text:p>lots</text:p>
          </table:table-cell>
        </table:table-row>
        <table:table-row table:style-name="ro1">
          <table:table-cell office:value-type="string">
            <text:p>easy</text:p>
          </table:table-cell>
          <table:table-cell office:value-type="string">
            <text:p>lessNormal</text:p>
          </table:table-cell>
          <table:table-cell office:value-type="string">
            <text:p>Normal</text:p>
          </table:table-cell>
          <table:table-cell office:value-type="string">
            <text:p>MoreNormal</text:p>
          </table:table-cell>
          <table:table-cell table:number-columns-repeated="2" office:value-type="string">
            <text:p>lots</text:p>
          </table:table-cell>
        </table:table-row>
      </table:table>
      <table:table table:name="commuteT_easeSleep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very short</text:p>
          </table:table-cell>
          <table:table-cell office:value-type="string">
            <text:p>short</text:p>
          </table:table-cell>
          <table:table-cell office:value-type="string">
            <text:p>average</text:p>
          </table:table-cell>
          <table:table-cell office:value-type="string">
            <text:p>long</text:p>
          </table:table-cell>
          <table:table-cell office:value-type="string">
            <text:p>very long</text:p>
          </table:table-cell>
        </table:table-row>
        <table:table-row table:style-name="ro1">
          <table:table-cell office:value-type="string">
            <text:p>hard</text:p>
          </table:table-cell>
          <table:table-cell office:value-type="string">
            <text:p>moreNormal</text:p>
          </table:table-cell>
          <table:table-cell office:value-type="string">
            <text:p>normal</text:p>
          </table:table-cell>
          <table:table-cell office:value-type="string">
            <text:p>lessNormal</text:p>
          </table:table-cell>
          <table:table-cell office:value-type="string">
            <text:p>little</text:p>
          </table:table-cell>
          <table:table-cell office:value-type="string">
            <text:p>veryLittle</text:p>
          </table:table-cell>
        </table:table-row>
        <table:table-row table:style-name="ro1">
          <table:table-cell office:value-type="string">
            <text:p>normal</text:p>
          </table:table-cell>
          <table:table-cell office:value-type="string">
            <text:p>lots</text:p>
          </table:table-cell>
          <table:table-cell office:value-type="string">
            <text:p>moreNormal</text:p>
          </table:table-cell>
          <table:table-cell office:value-type="string">
            <text:p>normal</text:p>
          </table:table-cell>
          <table:table-cell office:value-type="string">
            <text:p>lessNormal</text:p>
          </table:table-cell>
          <table:table-cell office:value-type="string">
            <text:p>little</text:p>
          </table:table-cell>
        </table:table-row>
        <table:table-row table:style-name="ro1">
          <table:table-cell office:value-type="string">
            <text:p>easy</text:p>
          </table:table-cell>
          <table:table-cell table:number-columns-repeated="2" office:value-type="string">
            <text:p>lots</text:p>
          </table:table-cell>
          <table:table-cell office:value-type="string">
            <text:p>moreNormal</text:p>
          </table:table-cell>
          <table:table-cell office:value-type="string">
            <text:p>normal</text:p>
          </table:table-cell>
          <table:table-cell office:value-type="string">
            <text:p>lessNormal</text:p>
          </table:table-cell>
        </table:table-row>
      </table:table>
      <table:table table:name="testing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ce4"/>
        <table:table-column table:style-name="co9" table:default-cell-style-name="ce5"/>
        <table:table-column table:style-name="co10" table:default-cell-style-name="ce1"/>
        <table:table-column table:style-name="co11" table:default-cell-style-name="ce1"/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row table:style-name="ro1">
          <table:table-cell/>
          <table:table-cell office:value-type="string">
            <text:p>LastMeal/Drink</text:p>
          </table:table-cell>
          <table:table-cell office:value-type="string">
            <text:p>SleptDayBefore</text:p>
          </table:table-cell>
          <table:table-cell office:value-type="string">
            <text:p>ActivityDuringDay</text:p>
          </table:table-cell>
          <table:table-cell table:style-name="ce1" office:value-type="string">
            <text:p>EasinessOfFallingAsleep</text:p>
          </table:table-cell>
          <table:table-cell office:value-type="string">
            <text:p>commuteTime</text:p>
          </table:table-cell>
          <table:table-cell table:style-name="Default" office:value-type="string">
            <text:p>easeSleep</text:p>
          </table:table-cell>
          <table:table-cell table:style-name="Default" office:value-type="string">
            <text:p>timeToSleep</text:p>
          </table:table-cell>
          <table:table-cell office:value-type="string">
            <text:p>SleepDurationMod</text:p>
          </table:table-cell>
          <table:table-cell office:value-type="string">
            <text:p>TimeSlept</text:p>
          </table:table-cell>
          <table:table-cell office:value-type="string">
            <text:p>currentSleepCycle</text:p>
          </table:table-cell>
          <table:table-cell table:style-name="Default" office:value-type="string">
            <text:p>timeAvailableToSleep</text:p>
          </table:table-cell>
          <table:table-cell office:value-type="string">
            <text:p>qualityOfSleep</text:p>
          </table:table-cell>
          <table:table-cell office:value-type="string">
            <text:p>volumeOfAlarm</text:p>
          </table:table-cell>
          <table:table-cell office:value-type="string">
            <text:p>coffee</text:p>
          </table:table-cell>
        </table:table-row>
        <table:table-row table:style-name="ro1">
          <table:table-cell office:value-type="string">
            <text:p>Average Me</text:p>
          </table:table-cell>
          <table:table-cell office:value-type="float" office:value="60">
            <text:p>60</text:p>
          </table:table-cell>
          <table:table-cell office:value-type="float" office:value="360">
            <office:annotation draw:style-name="gr1" draw:text-style-name="P1" svg:width="2.899cm" svg:height="0.596cm" svg:x="9.119cm" svg:y="0cm" draw:caption-point-x="-0.61cm" draw:caption-point-y="0.436cm">
              <dc:date>2014-11-19T00:00:00</dc:date>
              <text:p text:style-name="P1">6 hours sleep</text:p>
            </office:annotation>
            <text:p>360</text:p>
          </table:table-cell>
          <table:table-cell office:value-type="float" office:value="2400">
            <text:p>2400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table:formula="of:=[.E2]" office:value-type="float" office:value="0.5">
            <text:p>0.5</text:p>
          </table:table-cell>
          <table:table-cell table:formula="of:=8*60" office:value-type="float" office:value="480">
            <office:annotation draw:style-name="gr2" draw:text-style-name="P1" svg:width="3.682cm" svg:height="1.009cm" svg:x="23.426cm" svg:y="0.584cm" draw:caption-point-x="-0.418cm" draw:caption-point-y="-0.148cm">
              <dc:date>2014-11-19T00:00:00</dc:date>
              <text:p text:style-name="P1">Go to sleep at 1AM, first lecture at 9AM</text:p>
            </office:annotation>
            <text:p>480</text:p>
          </table:table-cell>
          <table:table-cell office:value-type="float" office:value="0.848">
            <text:p>0.848</text:p>
          </table:table-cell>
          <table:table-cell table:formula="of:=([.I2]*[.H2])/60" office:value-type="float" office:value="6.784">
            <office:annotation draw:style-name="gr1" draw:text-style-name="P1" svg:width="2.899cm" svg:height="4.941cm" svg:x="30.252cm" svg:y="0cm" draw:caption-point-x="-0.61cm" draw:caption-point-y="0.436cm">
              <dc:date>2014-11-19T00:00:00</dc:date>
              <text:p text:style-name="P1">This would indicate a wake up time of about 7.45AM for a bed time of 1AM, giving just 15minutes to get ready and leave the house.</text:p>
              <text:p text:style-name="P1">Could be improved with further tuning.</text:p>
            </office:annotation>
            <text:p>6.784</text:p>
          </table:table-cell>
          <table:table-cell office:value-type="float" office:value="0.8">
            <text:p>0.8</text:p>
          </table:table-cell>
          <table:table-cell table:formula="of:=[.H2]" office:value-type="float" office:value="480">
            <text:p>480</text:p>
          </table:table-cell>
          <table:table-cell office:value-type="float" office:value="0.6">
            <text:p>0.6</text:p>
          </table:table-cell>
          <table:table-cell office:value-type="float" office:value="78.6">
            <text:p>78.6</text:p>
          </table:table-cell>
          <table:table-cell office:value-type="float" office:value="1.99">
            <text:p>1.99</text:p>
          </table:table-cell>
        </table:table-row>
        <table:table-row table:style-name="ro1">
          <table:table-cell office:value-type="string">
            <text:p>WHPH</text:p>
          </table:table-cell>
          <table:table-cell office:value-type="float" office:value="15">
            <text:p>15</text:p>
          </table:table-cell>
          <table:table-cell office:value-type="float" office:value="240">
            <office:annotation draw:style-name="gr1" draw:text-style-name="P1" svg:width="2.899cm" svg:height="0.596cm" svg:x="9.119cm" svg:y="0cm" draw:caption-point-x="-0.61cm" draw:caption-point-y="0.863cm">
              <dc:date>2014-11-19T00:00:00</dc:date>
              <text:p text:style-name="P1">4hrs sleep</text:p>
            </office:annotation>
            <text:p>240</text:p>
          </table:table-cell>
          <table:table-cell office:value-type="float" office:value="3000">
            <text:p>3000</text:p>
          </table:table-cell>
          <table:table-cell office:value-type="float" office:value="0.166">
            <text:p>0.166</text:p>
          </table:table-cell>
          <table:table-cell office:value-type="float" office:value="20">
            <text:p>20</text:p>
          </table:table-cell>
          <table:table-cell table:formula="of:=[.E3]" office:value-type="float" office:value="0.166">
            <text:p>0.166</text:p>
          </table:table-cell>
          <table:table-cell office:value-type="float" office:value="300">
            <office:annotation draw:style-name="gr1" draw:text-style-name="P1" svg:width="2.899cm" svg:height="1.386cm" svg:x="23.618cm" svg:y="0cm" draw:caption-point-x="-0.61cm" draw:caption-point-y="0.863cm">
              <dc:date>2014-11-19T00:00:00</dc:date>
              <text:p text:style-name="P1">Goes to bed at 2am, meeting at 7am</text:p>
            </office:annotation>
            <text:p>300</text:p>
          </table:table-cell>
          <table:table-cell office:value-type="float" office:value="0.867">
            <text:p>0.867</text:p>
          </table:table-cell>
          <table:table-cell table:formula="of:=([.I3]*[.H3])/60" office:value-type="float" office:value="4.335">
            <office:annotation draw:style-name="gr1" draw:text-style-name="P1" svg:width="2.899cm" svg:height="2.176cm" svg:x="30.252cm" svg:y="0cm" draw:caption-point-x="-0.61cm" draw:caption-point-y="0.863cm">
              <dc:date>2014-11-19T00:00:00</dc:date>
              <text:p text:style-name="P1">Person wakes up at around 6.20am, giving them 20mins to get ready.</text:p>
            </office:annotation>
            <text:p>4.335</text:p>
          </table:table-cell>
          <table:table-cell office:value-type="float" office:value="0.9">
            <text:p>0.9</text:p>
          </table:table-cell>
          <table:table-cell table:formula="of:=[.H3]" office:value-type="float" office:value="300">
            <text:p>300</text:p>
          </table:table-cell>
          <table:table-cell office:value-type="float" office:value="0.4">
            <text:p>0.4</text:p>
          </table:table-cell>
          <table:table-cell office:value-type="float" office:value="83">
            <text:p>83</text:p>
          </table:table-cell>
          <table:table-cell office:value-type="float" office:value="2.34">
            <text:p>2.34</text:p>
          </table:table-cell>
        </table:table-row>
        <table:table-row table:style-name="ro1">
          <table:table-cell office:value-type="string">
            <text:p>SedateCommuter</text:p>
          </table:table-cell>
          <table:table-cell office:value-type="float" office:value="120">
            <text:p>120</text:p>
          </table:table-cell>
          <table:table-cell table:formula="of:=9*60" office:value-type="float" office:value="540">
            <text:p>540</text:p>
          </table:table-cell>
          <table:table-cell office:value-type="float" office:value="1500">
            <text:p>1500</text:p>
          </table:table-cell>
          <table:table-cell office:value-type="float" office:value="0.476">
            <text:p>0.476</text:p>
          </table:table-cell>
          <table:table-cell office:value-type="float" office:value="90">
            <office:annotation draw:style-name="gr1" draw:text-style-name="P1" svg:width="2.899cm" svg:height="0.596cm" svg:x="19.355cm" svg:y="0cm" draw:caption-point-x="-0.61cm" draw:caption-point-y="1.29cm">
              <dc:date>2014-11-19T00:00:00</dc:date>
              <text:p text:style-name="P1">Longer commute</text:p>
            </office:annotation>
            <text:p>90</text:p>
          </table:table-cell>
          <table:table-cell table:formula="of:=[.E4]" office:value-type="float" office:value="0.476">
            <text:p>0.476</text:p>
          </table:table-cell>
          <table:table-cell office:value-type="float" office:value="600">
            <office:annotation draw:style-name="gr1" draw:text-style-name="P1" svg:width="2.899cm" svg:height="1.386cm" svg:x="23.618cm" svg:y="0cm" draw:caption-point-x="-0.61cm" draw:caption-point-y="1.29cm">
              <dc:date>2014-11-19T00:00:00</dc:date>
              <text:p text:style-name="P1">Goes to bed at 11pm, 1st meeting at 9am</text:p>
            </office:annotation>
            <text:p>600</text:p>
          </table:table-cell>
          <table:table-cell office:value-type="float" office:value="0.82">
            <text:p>0.82</text:p>
          </table:table-cell>
          <table:table-cell table:formula="of:=([.I4]*[.H4])/60" office:value-type="float" office:value="8.2">
            <office:annotation draw:style-name="gr1" draw:text-style-name="P1" svg:width="2.899cm" svg:height="2.571cm" svg:x="30.252cm" svg:y="0cm" draw:caption-point-x="-0.61cm" draw:caption-point-y="1.29cm">
              <dc:date>2014-11-19T00:00:00</dc:date>
              <text:p text:style-name="P1">Person wakes up around 7.12am, giving them around 18 minutes to get ready</text:p>
            </office:annotation>
            <text:p>8.2</text:p>
          </table:table-cell>
          <table:table-cell office:value-type="float" office:value="0.6">
            <text:p>0.6</text:p>
          </table:table-cell>
          <table:table-cell table:formula="of:=[.H4]" office:value-type="float" office:value="600">
            <text:p>600</text:p>
          </table:table-cell>
          <table:table-cell office:value-type="float" office:value="0.9">
            <text:p>0.9</text:p>
          </table:table-cell>
          <table:table-cell office:value-type="float" office:value="50">
            <text:p>50</text:p>
          </table:table-cell>
          <table:table-cell office:value-type="float" office:value="1.03">
            <text:p>1.03</text:p>
          </table:table-cell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an </meta:initial-creator>
    <meta:creation-date>2014-11-19T14:47:55</meta:creation-date>
    <dc:date>2014-11-19T17:04:02</dc:date>
    <dc:creator>Aran </dc:creator>
    <meta:editing-duration>PT2H10M29S</meta:editing-duration>
    <meta:editing-cycles>22</meta:editing-cycles>
    <meta:generator>LibreOffice/3.5$Linux_X86_64 LibreOffice_project/350m1$Build-2</meta:generator>
    <meta:document-statistic meta:table-count="4" meta:cell-count="140" meta:object-count="0"/>
  </office:meta>
</office:document-meta>
</file>